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Policepardéfaut" style:family="text">
      <style:text-properties style:language-asian="fr" style:country-asian="FR"/>
    </style:style>
    <style:style style:name="P3" style:parent-style-name="Titre" style:family="paragraph">
      <style:paragraph-properties fo:text-align="end"/>
    </style:style>
    <style:style style:name="T4" style:parent-style-name="Policepardéfaut" style:family="text">
      <style:text-properties fo:text-transform="uppercase" fo:color="#FFFFFF" fo:font-size="40pt" style:font-size-asian="40pt" style:font-size-complex="40pt"/>
    </style:style>
    <style:style style:name="P5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6" style:parent-style-name="Normal" style:family="paragraph">
      <style:paragraph-properties fo:text-align="end" fo:margin-top="0.1666in" fo:margin-left="0.7in">
        <style:tab-stops/>
      </style:paragraph-properties>
    </style:style>
    <style:style style:name="T7" style:parent-style-name="Policepardéfaut" style:family="text">
      <style:text-properties fo:color="#FFFFFF" fo:font-size="10.5pt" style:font-size-asian="10.5pt" style:font-size-complex="10.5pt"/>
    </style:style>
    <style:style style:name="T8" style:parent-style-name="Policepardéfaut" style:family="text">
      <style:text-properties fo:color="#FFFFFF" fo:font-size="10.5pt" style:font-size-asian="10.5pt" style:font-size-complex="10.5pt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font-name-complex="Times New Roman" fo:color="#FFFFFF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align="end"/>
      <style:text-properties fo:color="#FFFFFF"/>
    </style:style>
    <style:style style:name="P13" style:parent-style-name="Normal" style:family="paragraph">
      <style:paragraph-properties fo:text-align="end"/>
      <style:text-properties fo:color="#FFFFFF"/>
    </style:style>
    <style:style style:name="P14" style:parent-style-name="Normal" style:family="paragraph">
      <style:paragraph-properties fo:break-before="page"/>
    </style:style>
    <style:style style:name="T15" style:parent-style-name="Policepardéfaut" style:family="text">
      <style:text-properties fo:language="en" fo:country="US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7" style:parent-style-name="Lienhypertexte" style:family="text">
      <style:text-properties fo:language="en" fo:country="US"/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2" style:parent-style-name="Normal" style:family="paragraph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P23" style:parent-style-name="Normal" style:family="paragraph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P24" style:parent-style-name="Normal" style:family="paragraph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P25" style:parent-style-name="Normal" style:family="paragraph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P26" style:parent-style-name="Normal" style:family="paragraph">
      <style:paragraph-properties fo:break-before="page"/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P27" style:parent-style-name="Titre1" style:family="paragraph">
      <style:text-properties fo:language="en" fo:country="US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font-style="italic" style:font-style-asian="italic"/>
    </style:style>
    <style:style style:name="T31" style:parent-style-name="Policepardéfaut" style:family="text">
      <style:text-properties fo:font-weight="bold" style:font-weight-asian="bold"/>
    </style:style>
    <style:style style:name="T32" style:parent-style-name="Policepardéfaut" style:family="text">
      <style:text-properties fo:font-weight="bold" style:font-weight-asian="bold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 fo:text-indent="0.4916in"/>
    </style:style>
    <style:style style:name="T38" style:parent-style-name="Policepardéfaut" style:family="text">
      <style:text-properties fo:font-weight="bold" style:font-weight-asian="bold"/>
    </style:style>
    <style:style style:name="T39" style:parent-style-name="Policepardéfaut" style:family="text">
      <style:text-properties fo:font-style="italic" style:font-style-asian="italic" fo:background-color="#FFFF00"/>
    </style:style>
    <style:style style:name="T40" style:parent-style-name="Policepardéfaut" style:family="text">
      <style:text-properties fo:font-style="italic" style:font-style-asian="italic"/>
    </style:style>
    <style:style style:name="P41" style:parent-style-name="Normal" style:family="paragraph">
      <style:paragraph-properties fo:text-align="justify" fo:text-indent="0.4916in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T44" style:parent-style-name="Policepardéfaut" style:family="text">
      <style:text-properties fo:font-weight="bold" style:font-weight-asian="bold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5b9bd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.16528in" svg:y="0.23403in" svg:width="5.69514in" svg:height="11.22222in" draw:z-index="251677696" draw:id="id0" draw:style-name="a0" draw:name="Rectangle 16" text:anchor-type="paragraph"><svg:title/><svg:desc/><text:p text:style-name="P3"><text:span text:style-name="T4">Stackoverflow Like</text:span></text:p><text:p text:style-name="P5"/><text:p text:style-name="P6"><text:span text:style-name="T7">Project<text:s/></text:span><text:span text:style-name="T8">Report for StackOverflow Like web site</text:span></text:p><draw:enhanced-geometry draw:type="non-primitive" svg:viewBox="0 0 21600 21600" draw:enhanced-path="M 0 0 L 21600 0 21600 21600 0 21600 Z N"/></draw:custom-shape></text:span><text:span text:style-name="T9"><draw:custom-shape svg:x="6.03542in" svg:y="0.23403in" svg:width="1.99514in" svg:height="11.22222in" draw:z-index="251678720" draw:id="id1" draw:style-name="a1" draw:name="Rectangle 472" text:anchor-type="paragraph"><svg:title/><svg:desc/><text:p text:style-name="Sous-titre"><text:span text:style-name="T10">Report</text:span></text:p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11"><draw:frame draw:z-index="251680768" draw:id="id2" draw:style-name="a2" draw:name="Zone de texte 2" text:anchor-type="paragraph" svg:x="5.2776in" svg:y="8.33022in" svg:width="1.56458in" svg:height="1.53611in" style:rel-width="scale" style:rel-height="scale"><draw:text-box><text:p text:style-name="P12">Elysée Jonas</text:p><text:p text:style-name="P13">Rabérin Alexandre</text:p></draw:text-box><svg:title/><svg:desc/></draw:frame></text:span></text:p>
      <text:p text:style-name="P14"/>
      <text:p text:style-name="En-têtedetabledesmatières"><text:span text:style-name="T15">Summary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475895736" office:target-frame-name="_top" xlink:show="replace"><text:span text:style-name="T17">I – Travail à faire</text:span><text:tab/>2</text:a></text:p>
          <text:p text:style-name="P18"><text:a xlink:href="#_Toc475895737" office:target-frame-name="_top" xlink:show="replace"><text:span text:style-name="Lienhypertexte">A – Fonctionnalités</text:span><text:tab/>2</text:a></text:p>
          <text:p text:style-name="P19"><text:a xlink:href="#_Toc475895738" office:target-frame-name="_top" xlink:show="replace"><text:span text:style-name="Lienhypertexte">Features Flipping</text:span><text:tab/>2</text:a></text:p>
          <text:p text:style-name="P20"><text:a xlink:href="#_Toc475895739" office:target-frame-name="_top" xlink:show="replace"><text:span text:style-name="Lienhypertexte">Health Check</text:span><text:tab/>2</text:a></text:p>
          <text:p text:style-name="P21"><text:a xlink:href="#_Toc475895740" office:target-frame-name="_top" xlink:show="replace"><text:span text:style-name="Lienhypertexte">Client Angular</text:span><text:tab/>2</text:a></text:p>
        </text:index-body>
      </text:table-of-content>
      <text:p text:style-name="Normal"/>
      <text:p text:style-name="P22"/>
      <text:p text:style-name="P23"/>
      <text:p text:style-name="P24"/>
      <text:p text:style-name="P25"/>
      <text:p text:style-name="P26"/>
      <text:h text:style-name="P27" text:outline-level="1"><text:bookmark-start text:name="_Toc475895736"/><text:soft-page-break/>I – Travail à faire<text:bookmark-end text:name="_Toc475895736"/></text:h>
      <text:p text:style-name="P28"><text:span text:style-name="T29"><text:tab/></text:span>Ce projet constitue la suite du projet "StackOverFlow"<text:s/>rendu précédemment. Le but principal est d'enrichir la version précédente de notre projet en rajoutant des fonctionnalités afin de rendre notre projet<text:s/><text:span text:style-name="T30">scalable</text:span>, dynamique et résistante aux<text:s/>pannes.<text:s/>Pour cela, une division de notre projet en<text:s/><text:span text:style-name="T31">micro</text:span><text:span text:style-name="T32">s</text:span><text:span text:style-name="T33"><text:s/>services</text:span><text:s/>est nécessaire.<text:s/></text:p>
      <text:h text:style-name="Titre2" text:outline-level="2"><text:tab/><text:bookmark-start text:name="_Toc475895737"/>A – Fonctionnalités<text:bookmark-end text:name="_Toc475895737"/><text:s/></text:h>
      <text:p text:style-name="P34"><text:tab/>Afin de<text:s/>réaliser<text:s/>notre projet, le projet a été séparé en deux sous parties: une partie cliente et une partie serveur<text:s/>qui devient une API.<text:s/>La partie serveur se charge de renvoyer des données s'adaptant à l'état de ses différents services, et la partie client se charge d'afficher les données renvoyées par le serveur.</text:p>
      <text:p text:style-name="P35"><text:tab/>Les nouvelles fonctionnalités implémentées sont les suivantes:</text:p>
      <text:p text:style-name="P36">Serveur de Config</text:p>
      <text:h text:style-name="Titre3" text:outline-level="3"><text:bookmark-start text:name="_Toc475895738"/>Features Flipping<text:bookmark-end text:name="_Toc475895738"/></text:h>
      <text:p text:style-name="P37">Le<text:s/><text:span text:style-name="T38">features flippling<text:s/></text:span>est une<text:s/>fonctionnalité qui permet d'adapter le contenu de la vue<text:s/>(soit des données renvoyé par le serveur au client)<text:s/><text:span text:style-name="T39">selon certains booléens</text:span><text:span text:style-name="T40">.</text:span><text:s/>Ainsi, le programmeur peut facilement rajouter ou retirer du contenu de la vue s'il le souhaite.<text:s/>Cela peut servir<text:s/>dans le cas où une fonctionnalité du serveur est défaillante ou en cours de production (ex: accepter l'ajout d'un commentaire sur une question).</text:p>
      <text:p text:style-name="P41">Le features flipping se fait grâce à un serveur de<text:s/>configuration lancé auparavant.<text:s/>Au lancement l'application,<text:s/>il interroge le serveur<text:s/>d'abord le serveur<text:s/>de configuration afin<text:s/>de récupérer l'ensemble des fonctionnalités<text:s/>actuellement disponible, puis renvoi des données en accord avec ces options.</text:p>
      <text:list text:style-name="LFO5" text:continue-numbering="true">
        <text:list-item>
          <text:p text:style-name="P42">Config serveur<text:s/>*<text:s/></text:p>
        </text:list-item>
      </text:list>
      <text:h text:style-name="Titre3" text:outline-level="3"><text:bookmark-start text:name="_Toc475895739"/>Health Check<text:bookmark-end text:name="_Toc475895739"/><text:s/></text:h>
      <text:p text:style-name="P43"><text:tab/>Le<text:s/><text:span text:style-name="T44">Health Check<text:s/></text:span>est une mécanique de notre service à s'auto analyser<text:s/>afin de savoir si il est opérationnel ou pas.<text:s/>Ainsi,<text:s/>nous disposons à présent d'une URL technique qui permet l'analyse de ses différents micros<text:s/>services et permet de rediriger l'utilisateur selon le résultat de cette analyse.<text:s/></text:p>
      <text:p text:style-name="P45"/>
      <text:p text:style-name="P46">/health</text:p>
      <text:h text:style-name="Titre3" text:outline-level="3">JWT<text:s/></text:h>
      <text:h text:style-name="Titre3" text:outline-level="3">Circuit Breaker<text:s/>&amp; Graceful Degredation</text:h>
      <text:p text:style-name="Normal"/>
      <text:h text:style-name="Titre2" text:outline-level="2"><text:tab/>B - Améliorations</text:h>
      <text:h text:style-name="Titre3" text:outline-level="3"><text:bookmark-start text:name="_Toc475895740"/>Client Angular<text:bookmark-end text:name="_Toc475895740"/></text:h>
      <text:p text:style-name="P47"><text:tab/>La partie cliente de notre projet a été entièrement ré-implémentée en AngularJS. Cela nous permet d'avoir un client dynamique adapté aux changements<text:s/>apporté à notre serveur qui devient une API qui peut être requêté en mode Stateless.</text:p>
      <text:soft-page-break/>
      <text:h text:style-name="Titre3" text:outline-level="3">Marshallers</text:h>
      <text:p text:style-name="P48"><text:tab/>Afin que les données renvoyées par nos<text:s/>contrôleurs<text:s/>soient adaptées aux différentes vues de notre nouveau client, nous avons créé des<text:s/>marshallers<text:s/>au niveau de notre serveur<text:s/>API. Ceux-ci<text:s/>seront chargés<text:s/>de rassembler des informations selon des configurations prédéfinies. Cela permet<text:s/>d'éviter une<text:s/>surcharge d'informations<text:s/>inutiles retournées<text:s/>au client.<text:s text:c="2"/>Ainsi,<text:s/>le client peut<text:s/>demander un certain niveau de<text:s/>détails des objets selon la page qu'il<text:s/>souhaite affich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833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833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90%"/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fr" style:country-asian="FR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fr" style:country-asian="FR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A5A5A" fo:letter-spacing="0.0104in" style:language-asian="fr" style:country-asian="FR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A5A5A" fo:letter-spacing="0.0104in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ackoverflow Like</dc:title>
    <dc:description/>
    <dc:subject>Report</dc:subject>
    <meta:initial-creator>User</meta:initial-creator>
    <dc:creator>User</dc:creator>
    <meta:creation-date>2017-02-26T17:05:00Z</meta:creation-date>
    <dc:date>2017-02-26T19:56:00Z</dc:date>
    <meta:print-date>2017-01-25T12:09:00Z</meta:print-date>
    <meta:template xlink:href="Normal.dotm" xlink:type="simple"/>
    <meta:editing-cycles>70</meta:editing-cycles>
    <meta:editing-duration>PT10560S</meta:editing-duration>
    <meta:document-statistic meta:page-count="4" meta:paragraph-count="6" meta:word-count="477" meta:character-count="3097" meta:row-count="21" meta:non-whitespace-character-count="2626"/>
  </office:meta>
</office:document-meta>
</file>